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c58" officeooo:paragraph-rsid="00084c58"/>
    </style:style>
    <style:style style:name="P2" style:family="paragraph" style:parent-style-name="Standard">
      <style:text-properties officeooo:rsid="00084c58" officeooo:paragraph-rsid="0009a72a"/>
    </style:style>
    <style:style style:name="P3" style:family="paragraph" style:parent-style-name="Standard">
      <style:text-properties officeooo:rsid="000872f9" officeooo:paragraph-rsid="000872f9"/>
    </style:style>
    <style:style style:name="P4" style:family="paragraph" style:parent-style-name="Standard">
      <style:text-properties officeooo:rsid="000b6333" officeooo:paragraph-rsid="000b6333"/>
    </style:style>
    <style:style style:name="P5" style:family="paragraph" style:parent-style-name="Standard">
      <style:text-properties officeooo:rsid="000c075f" officeooo:paragraph-rsid="000c075f"/>
    </style:style>
    <style:style style:name="P6" style:family="paragraph" style:parent-style-name="Standard">
      <style:text-properties officeooo:rsid="000da5f8" officeooo:paragraph-rsid="000da5f8"/>
    </style:style>
    <style:style style:name="P7" style:family="paragraph" style:parent-style-name="Standard">
      <style:text-properties fo:font-size="16pt" fo:font-weight="bold" officeooo:rsid="00084c58" officeooo:paragraph-rsid="00084c58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da5f8" officeooo:paragraph-rsid="000da5f8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0ec654" officeooo:paragraph-rsid="000ec654"/>
    </style:style>
    <style:style style:name="T1" style:family="text">
      <style:text-properties officeooo:rsid="000ec654"/>
    </style:style>
    <style:style style:name="T2" style:family="text">
      <style:text-properties officeooo:rsid="000eef70"/>
    </style:style>
    <style:style style:name="T3" style:family="text">
      <style:text-properties officeooo:rsid="000f8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eskrivning:</text:p>
      <text:p text:style-name="P1"/>
      <text:p text:style-name="P2">Ett program där du ska kunna skapa och spara ’tränings templates’ som tex:</text:p>
      <text:p text:style-name="P2"><text:line-break/>Bänkpress:</text:p>
      <text:p text:style-name="P1"><text:tab/>Set 1: 10 reps – 40kg</text:p>
      <text:p text:style-name="P1"><text:tab/>Set 2: 8 reps – 50kg</text:p>
      <text:p text:style-name="P1"><text:tab/>Set 3: 5 reps – 60kg</text:p>
      <text:p text:style-name="P3">Pulldowns:</text:p>
      <text:p text:style-name="P3"><text:tab/>Set 1: 10 reps – 40kg</text:p>
      <text:p text:style-name="P3"><text:tab/>Set 2: 8 reps – 60kg</text:p>
      <text:p text:style-name="P3"><text:tab/>Set 3: 3 reps – 70kg</text:p>
      <text:p text:style-name="P3"/>
      <text:p text:style-name="P4">och kunna starta en ’session’ med en template. Där ska man kunna bocka av det sets man gjort färdigt.</text:p>
      <text:p text:style-name="P4"/>
      <text:p text:style-name="P8">Kravspec:</text:p>
      <text:p text:style-name="P4"/>
      <text:p text:style-name="P5">Templates ska sparas per användare och man ska kunna dela templates med andra.</text:p>
      <text:p text:style-name="P5"/>
      <text:p text:style-name="P5">En användare ska kunna göra ett konto och logga in för att se och skapa sina templates.</text:p>
      <text:p text:style-name="P5"/>
      <text:p text:style-name="P6">Hem - Register/Login - Template Hub - <text:span text:style-name="T3">Template Creator/Editor - Active Session</text:span></text:p>
      <text:p text:style-name="P6"/>
      <text:p text:style-name="P6">Template Hub ska <text:span text:style-name="T1">ha en lista på användarens templates, man ska kunna klicka på dom för att redigera och starta upp en session. Det ska även finnas en knapp för att dela dom.</text:span></text:p>
      <text:p text:style-name="P6"/>
      <text:p text:style-name="P9">Man ska kunna filtrera delade och skapade och kunna <text:span text:style-name="T2">filtrera efter vilka övningar som finns med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7:14:50.585000000</meta:creation-date>
    <dc:date>2024-06-21T08:03:48.578000000</dc:date>
    <meta:editing-duration>PT48M54S</meta:editing-duration>
    <meta:editing-cycles>1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7" meta:word-count="157" meta:character-count="857" meta:non-whitespace-character-count="704"/>
  </office:meta>
</office:document-meta>
</file>